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2798" officeooo:paragraph-rsid="001c2798"/>
    </style:style>
    <style:style style:name="P2" style:family="paragraph" style:parent-style-name="Standard">
      <style:text-properties officeooo:rsid="001c7854" officeooo:paragraph-rsid="001c7854"/>
    </style:style>
    <style:style style:name="P3" style:family="paragraph" style:parent-style-name="Standard" style:list-style-name="L1">
      <style:text-properties officeooo:paragraph-rsid="001eba8d"/>
    </style:style>
    <style:style style:name="P4" style:family="paragraph" style:parent-style-name="Standard" style:list-style-name="L1">
      <style:text-properties officeooo:rsid="001c2798" officeooo:paragraph-rsid="001c2798"/>
    </style:style>
    <style:style style:name="P5" style:family="paragraph" style:parent-style-name="Standard" style:list-style-name="L1">
      <style:text-properties officeooo:rsid="001d9aaa" officeooo:paragraph-rsid="001d9aaa"/>
    </style:style>
    <style:style style:name="P6" style:family="paragraph" style:parent-style-name="Standard">
      <style:text-properties officeooo:rsid="001d9aaa" officeooo:paragraph-rsid="001d9aaa"/>
    </style:style>
    <style:style style:name="P7" style:family="paragraph" style:parent-style-name="Standard" style:list-style-name="L1">
      <style:text-properties officeooo:rsid="001c7854" officeooo:paragraph-rsid="001c7854"/>
    </style:style>
    <style:style style:name="P8" style:family="paragraph" style:parent-style-name="Standard" style:list-style-name="L1">
      <style:text-properties officeooo:rsid="001f444a" officeooo:paragraph-rsid="001f444a"/>
    </style:style>
    <style:style style:name="T1" style:family="text">
      <style:text-properties officeooo:rsid="001e395d"/>
    </style:style>
    <style:style style:name="T2" style:family="text">
      <style:text-properties officeooo:rsid="001eba8d"/>
    </style:style>
    <style:style style:name="T3" style:family="text">
      <style:text-properties fo:color="#6a8759" style:font-name="Courier New"/>
    </style:style>
    <style:style style:name="T4" style:family="text">
      <style:text-properties fo:color="#cc7832" style:font-name="Courier New"/>
    </style:style>
    <style:style style:name="T5" style:family="text">
      <style:text-properties officeooo:rsid="001f444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am LOB Mi2x G</text:h>
      <text:p text:style-name="P1"/>
      <text:p text:style-name="P1">Testfälle:</text:p>
      <text:list xml:id="list3630779552250040743" text:style-name="L1">
        <text:list-item>
          <text:p text:style-name="P4">funktional: Mehr<text:span text:style-name="T1">ere Browser</text:span> → funktioniert</text:p>
          <text:list>
            <text:list-item>
              <text:p text:style-name="P5">Wir haben <text:span text:style-name="T1">mehrere Browser genutzt (Chrome, Safari, Firefox, Chrome Android)</text:span></text:p>
              <text:p text:style-name="P5"/>
            </text:list-item>
          </text:list>
        </text:list-item>
        <text:list-item>
          <text:p text:style-name="P4">funktional: <text:span text:style-name="T2">Direktzugriff auf Sensoren/Sensorenhistory</text:span> → funktioniert</text:p>
          <text:list>
            <text:list-item>
              <text:p text:style-name="P5"><text:span text:style-name="T2">Solange man die genaue Bezeichnung des Sensors kennt, kann man direkt auf diesen via URL zugreifen</text:span>. </text:p>
              <text:p text:style-name="P5"/>
            </text:list-item>
          </text:list>
        </text:list-item>
        <text:list-item>
          <text:p text:style-name="P4">nicht funktional: <text:span text:style-name="T2">Niedrigen Warenbestand kennzeichnen</text:span> → <text:span text:style-name="T2">funktioniert</text:span></text:p>
          <text:list>
            <text:list-item>
              <text:p text:style-name="P5"><text:span text:style-name="T2">Fällt der Warenbestand unter 50 Einheiten, wird das entsprechende Feld rot markiert</text:span>.</text:p>
              <text:p text:style-name="P5"/>
            </text:list-item>
          </text:list>
        </text:list-item>
        <text:list-item>
          <text:p text:style-name="P4">nicht funktional: <text:span text:style-name="T2">Dynamisches Aktualisieren der Seite</text:span> → <text:span text:style-name="T2">funktioniert</text:span></text:p>
          <text:list>
            <text:list-item>
              <text:p text:style-name="P3"><text:span text:style-name="T2">Die Seite lädt alle 5 Sekunden neu, aufgrund des refresh Parameters im HTML Header:</text:span></text:p>
              <text:p text:style-name="P3"><text:span text:style-name="T3">&lt;meta http-equiv=</text:span><text:span text:style-name="T4">"</text:span><text:span text:style-name="T3">refresh</text:span><text:span text:style-name="T4">"</text:span><text:span text:style-name="T3"> content=</text:span><text:span text:style-name="T4">"</text:span><text:span text:style-name="T3">5</text:span><text:span text:style-name="T4">"</text:span><text:span text:style-name="T3">&gt;</text:span></text:p>
              <text:p text:style-name="P5"/>
            </text:list-item>
          </text:list>
        </text:list-item>
        <text:list-item>
          <text:p text:style-name="P7">nicht funktional: <text:span text:style-name="T5">Bearbeiten der favicon Anfragen</text:span> → <text:span text:style-name="T2">funktioniert</text:span></text:p>
          <text:list>
            <text:list-item>
              <text:p text:style-name="P5"><text:span text:style-name="T2">Falls ein Browser nach einem favicon fragt, wird im bein 0 Byte großes Icon übertragen</text:span>.</text:p>
            </text:list-item>
          </text:list>
        </text:list-item>
      </text:list>
      <text:p text:style-name="P6"/>
      <text:list xml:id="list144323893612668" text:continue-numbering="true" text:style-name="L1">
        <text:list-item>
          <text:p text:style-name="P8">Nicht funktional: Verwerfen von Fehlerhaften HTTP Anfragen → funktioniert</text:p>
          <text:list>
            <text:list-item>
              <text:p text:style-name="P8">Fehlerhafte Asnfragen werden von der Zentrale abgefangen und verworfen.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0:50:00.045000000</meta:creation-date>
    <dc:date>2017-05-09T14:43:23.363000000</dc:date>
    <meta:editing-duration>PT40M42S</meta:editing-duration>
    <meta:editing-cycles>4</meta:editing-cycles>
    <meta:generator>LibreOffice/5.2.6.2$Windows_x86 LibreOffice_project/a3100ed2409ebf1c212f5048fbe377c281438fdc</meta:generator>
    <meta:document-statistic meta:table-count="0" meta:image-count="0" meta:object-count="0" meta:page-count="1" meta:paragraph-count="15" meta:word-count="139" meta:character-count="972" meta:non-whitespace-character-count="859"/>
  </office:meta>
</office:document-meta>
</file>